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3">Assignment-6 CYK Parsing</text:p>
      <text:p text:style-name="P4"/>
      <text:p text:style-name="P5">This assignment has been broken down into modules for convenience. Each of them is described as under:</text:p>
      <text:p text:style-name="P5"/>
      <text:list xml:id="list342824108" text:style-name="L1">
        <text:list-item>
          <text:p text:style-name="P6">Extracting rules from the given chunked data.</text:p>
          <text:p text:style-name="P6">The bracketted form of the given data was parsed sentence by sentence and the brackets were expanded using a stack thus producing rules. This was done for one sentence at a time. These rules included terminal as well as non terminal expressions. </text:p>
          <text:p text:style-name="P6"/>
        </text:list-item>
        <text:list-item>
          <text:p text:style-name="P6">Replacing rules that expanded to just one POS tag</text:p>
          <text:p text:style-name="P6">Such rules were used to replace their occurrances in other rules and come up with all possible combinations of them.</text:p>
          <text:p text:style-name="P6"/>
        </text:list-item>
        <text:list-item>
          <text:p text:style-name="P6">Converting given rules to CNF form</text:p>
          <text:p text:style-name="P6">We extracted the unique rules from the ones that were derived from step 2 and converted them to CNF. Now all the rules were in binary form.</text:p>
          <text:p text:style-name="P6"/>
        </text:list-item>
        <text:list-item>
          <text:p text:style-name="P6">Calculation of probability</text:p>
          <text:p text:style-name="P6">Probability for each sentence was calculated by taking frequencies of all the rules that were there and all possible expansions of the same non terminal.</text:p>
        </text:list-item>
      </text:list>
      <text:p text:style-name="P5"><text:s text:c="6"/></text:p>
      <text:p text:style-name="P5"><text:s text:c="6"/>5) <text:s/>Implementing CYK</text:p>
      <text:p text:style-name="P5"><text:s text:c="12"/>Using the dictionary data structure in python, the CYK chart was constructed and the <text:tab/>expansion with highest probability was chosen starting from within the innermost span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VASHI </meta:initial-creator>
    <meta:creation-date>2014-12-01T19:30:58</meta:creation-date>
    <dc:date>2015-01-25T06:11:17</dc:date>
    <dc:creator>URVASHI </dc:creator>
    <meta:editing-duration>PT1M9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92" meta:character-count="1158" meta:non-whitespace-character-count="955"/>
  </office:meta>
</office:document-meta>
</file>